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C000000DA28343F27F2DD8150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a1" draw:style-name="gr1" draw:text-style-name="P1" svg:width="21.13cm" svg:height="29.528cm" svg:x="0.002cm" svg:y="0cm"><draw:image xlink:href="Pictures/10000000000009C000000DA28343F27F2DD81502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0:24:35.678000000</meta:creation-date>
    <dc:date>2018-04-20T10:25:29.600000000</dc:date>
    <meta:editing-duration>PT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3.6.1$Windows_x86 LibreOffice_project/686f202eff87ef707079aeb7f485847613344eb7</meta:generator>
  </office:meta>
</office:document-meta>
</file>